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183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45cm" fo:min-width="0.265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65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65cm" fo:min-width="0.0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.577cm"/>
    </style:style>
    <style:style style:name="gr10" style:family="graphic" style:parent-style-name="standard">
      <style:graphic-properties draw:stroke="none" svg:stroke-color="#000000" draw:fill="none" draw:fill-color="#ffffff" fo:min-height="0.51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16cm" fo:min-width="15.4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1cm" fo:min-width="0.304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2cm" fo:min-width="0.305cm" fo:padding-top="0.151cm" fo:padding-bottom="0.151cm" fo:padding-left="0.276cm" fo:padding-right="0.276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 draw:fill-color="#ffffff"/>
      <style:text-properties fo:font-size="9pt"/>
    </style:style>
    <style:style style:name="P4" style:family="paragraph">
      <loext:graphic-properties draw:fill-color="#ffffff"/>
      <style:paragraph-properties fo:text-align="center"/>
      <style:text-properties fo:font-size="1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ffff" fo:font-size="10pt" fo:font-weight="bold" fo:background-color="#729fcf" style:font-size-asian="12pt" style:font-size-complex="12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4pt"/>
    </style:style>
    <style:style style:name="T4" style:family="text">
      <style:text-properties fo:color="#ffffff" fo:font-size="10pt" fo:font-weight="bold" fo:background-color="#729fc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8.3cm" svg:y1="7.2cm" svg:x2="18.3cm" svg:y2="13.7cm">
          <text:p/>
        </draw:line>
        <draw:line draw:style-name="gr2" draw:text-style-name="P2" draw:layer="layout" svg:x1="18.9cm" svg:y1="8.815cm" svg:x2="20cm" svg:y2="8.815cm">
          <text:p/>
        </draw:line>
        <draw:frame draw:style-name="gr3" draw:text-style-name="P3" draw:layer="layout" svg:width="1.894cm" svg:height="1.433cm" svg:x="18.606cm" svg:y="7.555cm">
          <draw:text-box>
            <text:p><text:span text:style-name="T1">V-dtag 3</text:span></text:p>
            <text:p><text:span text:style-name="T1">(seg 7)</text:span></text:p>
          </draw:text-box>
        </draw:frame>
        <draw:custom-shape draw:style-name="gr4" draw:text-style-name="P4" draw:layer="layout" svg:width="0.765cm" svg:height="0.495cm" draw:transform="rotate (1.56398954271212) translate (17.594cm 9.37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917cm" svg:y1="8.493cm" svg:x2="17.917cm" svg:y2="8.943cm">
          <text:p/>
        </draw:line>
        <draw:line draw:style-name="gr2" draw:text-style-name="P1" draw:layer="layout" svg:x1="18.217cm" svg:y1="8.915cm" svg:x2="17.917cm" svg:y2="8.915cm">
          <text:p/>
        </draw:line>
        <draw:line draw:style-name="gr2" draw:text-style-name="P2" draw:layer="layout" svg:x1="18.812cm" svg:y1="9.024cm" svg:x2="18.904cm" svg:y2="9.024cm">
          <text:p/>
        </draw:line>
        <draw:line draw:style-name="gr2" draw:text-style-name="P1" draw:layer="layout" svg:x1="18.218cm" svg:y1="9.13cm" svg:x2="17.717cm" svg:y2="9.13cm">
          <text:p/>
        </draw:line>
        <draw:custom-shape draw:style-name="gr5" draw:text-style-name="P4" draw:layer="layout" svg:width="0.517cm" svg:height="0.667cm" draw:transform="skewX (0.00453785605518526) rotate (-3.14141812066459) translate (18.799cm 9.363cm)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6" draw:text-style-name="P4" draw:layer="layout" svg:width="0.14cm" svg:height="0.115cm" draw:transform="rotate (-1.57760311087767) translate (18.276cm 8.8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4cm" svg:height="0.115cm" draw:transform="rotate (-1.57760311087767) translate (18.276cm 9.071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5cm" svg:height="0.495cm" draw:transform="rotate (1.56398954271212) translate (17.585cm 8.37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904cm" svg:y1="7.923cm" svg:x2="17.904cm" svg:y2="7.486cm">
          <text:p/>
        </draw:line>
        <draw:line draw:style-name="gr2" draw:text-style-name="P1" draw:layer="layout" svg:x1="18.208cm" svg:y1="7.909cm" svg:x2="17.908cm" svg:y2="7.909cm">
          <text:p/>
        </draw:line>
        <draw:line draw:style-name="gr2" draw:text-style-name="P1" draw:layer="layout" svg:x1="18.209cm" svg:y1="8.124cm" svg:x2="17.708cm" svg:y2="8.124cm">
          <text:p/>
        </draw:line>
        <draw:custom-shape draw:style-name="gr7" draw:text-style-name="P5" draw:layer="layout" svg:width="0.2cm" svg:height="0.2cm" svg:x="17.61cm" svg:y="8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26cm" svg:height="0.667cm" draw:transform="skewX (0.00453785605518526) rotate (-3.14141812066459) translate (18.796cm 8.357cm)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6" draw:text-style-name="P4" draw:layer="layout" svg:width="0.14cm" svg:height="0.115cm" draw:transform="rotate (-1.57760311087767) translate (18.267cm 7.84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4cm" svg:height="0.115cm" draw:transform="rotate (-1.57760311087767) translate (18.267cm 8.06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812cm" svg:y1="8.024cm" svg:x2="18.904cm" svg:y2="8.024cm">
          <text:p/>
        </draw:line>
        <draw:custom-shape draw:style-name="gr4" draw:text-style-name="P4" draw:layer="layout" svg:width="0.765cm" svg:height="0.495cm" draw:transform="rotate (1.56398954271212) translate (5.594cm 13.373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17cm" svg:y1="12.434cm" svg:x2="5.917cm" svg:y2="12.934cm">
          <text:p/>
        </draw:line>
        <draw:line draw:style-name="gr2" draw:text-style-name="P1" draw:layer="layout" svg:x1="6.217cm" svg:y1="12.912cm" svg:x2="5.917cm" svg:y2="12.912cm">
          <text:p/>
        </draw:line>
        <draw:custom-shape draw:style-name="gr7" draw:text-style-name="P5" draw:layer="layout" svg:width="0.2cm" svg:height="0.2cm" svg:x="5.818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117cm" svg:y1="13.042cm" svg:x2="6.817cm" svg:y2="13.042cm">
          <text:p/>
        </draw:line>
        <draw:line draw:style-name="gr2" draw:text-style-name="P1" draw:layer="layout" svg:x1="6.218cm" svg:y1="13.127cm" svg:x2="5.717cm" svg:y2="13.127cm">
          <text:p/>
        </draw:line>
        <draw:custom-shape draw:style-name="gr8" draw:text-style-name="P4" draw:layer="layout" svg:width="0.632cm" svg:height="0.667cm" draw:transform="skewX (0.00453785605518526) rotate (-3.14141812066459) translate (6.911cm 13.36cm)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6" draw:text-style-name="P4" draw:layer="layout" svg:width="0.14cm" svg:height="0.115cm" draw:transform="rotate (-1.57760311087767) translate (6.276cm 12.847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4cm" svg:height="0.115cm" draw:transform="rotate (-1.57760311087767) translate (6.276cm 13.06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4" draw:layer="layout" svg:width="0.765cm" svg:height="0.495cm" draw:transform="rotate (1.56398954271212) translate (5.585cm 12.367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908cm" svg:y1="11.428cm" svg:x2="5.908cm" svg:y2="11.928cm">
            <text:p/>
          </draw:line>
          <draw:line draw:style-name="gr2" draw:text-style-name="P1" draw:layer="layout" svg:x1="6.208cm" svg:y1="11.906cm" svg:x2="5.908cm" svg:y2="11.906cm">
            <text:p/>
          </draw:line>
          <draw:custom-shape draw:style-name="gr7" draw:text-style-name="P5" draw:layer="layout" svg:width="0.2cm" svg:height="0.2cm" svg:x="5.809cm" svg:y="11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08cm" svg:y1="12.036cm" svg:x2="6.808cm" svg:y2="12.036cm">
            <text:p/>
          </draw:line>
          <draw:line draw:style-name="gr2" draw:text-style-name="P1" draw:layer="layout" svg:x1="6.209cm" svg:y1="12.121cm" svg:x2="5.708cm" svg:y2="12.121cm">
            <text:p/>
          </draw:line>
          <draw:custom-shape draw:style-name="gr7" draw:text-style-name="P5" draw:layer="layout" svg:width="0.2cm" svg:height="0.2cm" svg:x="5.61cm" svg:y="12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632cm" svg:height="0.667cm" draw:transform="skewX (0.00453785605518526) rotate (-3.14141812066459) translate (6.902cm 12.354cm)">
            <text:p/>
  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" draw:text-style-name="P4" draw:layer="layout" svg:width="0.14cm" svg:height="0.115cm" draw:transform="rotate (-1.57760311087767) translate (6.267cm 11.841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4cm" svg:height="0.115cm" draw:transform="rotate (-1.57760311087767) translate (6.267cm 12.06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0.765cm" svg:height="0.495cm" draw:transform="rotate (1.56398954271212) translate (8.594cm 9.373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917cm" svg:y1="8.434cm" svg:x2="8.917cm" svg:y2="8.934cm">
            <text:p/>
          </draw:line>
          <draw:line draw:style-name="gr2" draw:text-style-name="P1" draw:layer="layout" svg:x1="9.217cm" svg:y1="8.912cm" svg:x2="8.917cm" svg:y2="8.912cm">
            <text:p/>
          </draw:line>
          <draw:custom-shape draw:style-name="gr7" draw:text-style-name="P5" draw:layer="layout" svg:width="0.2cm" svg:height="0.2cm" svg:x="8.818cm" svg:y="8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117cm" svg:y1="9.042cm" svg:x2="9.817cm" svg:y2="9.042cm">
            <text:p/>
          </draw:line>
          <draw:line draw:style-name="gr2" draw:text-style-name="P1" draw:layer="layout" svg:x1="9.218cm" svg:y1="9.127cm" svg:x2="8.717cm" svg:y2="9.127cm">
            <text:p/>
          </draw:line>
          <draw:custom-shape draw:style-name="gr7" draw:text-style-name="P5" draw:layer="layout" svg:width="0.2cm" svg:height="0.2cm" svg:x="8.619cm" svg:y="9.0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632cm" svg:height="0.667cm" draw:transform="skewX (0.00453785605518526) rotate (-3.14141812066459) translate (9.911cm 9.36cm)">
            <text:p/>
  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" draw:text-style-name="P4" draw:layer="layout" svg:width="0.14cm" svg:height="0.115cm" draw:transform="rotate (-1.57760311087767) translate (9.276cm 8.847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4cm" svg:height="0.115cm" draw:transform="rotate (-1.57760311087767) translate (9.276cm 9.068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0.765cm" svg:height="0.495cm" draw:transform="rotate (1.56398954271212) translate (8.585cm 8.367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908cm" svg:y1="7.428cm" svg:x2="8.908cm" svg:y2="7.928cm">
            <text:p/>
          </draw:line>
          <draw:line draw:style-name="gr2" draw:text-style-name="P1" draw:layer="layout" svg:x1="9.208cm" svg:y1="7.906cm" svg:x2="8.908cm" svg:y2="7.906cm">
            <text:p/>
          </draw:line>
          <draw:custom-shape draw:style-name="gr7" draw:text-style-name="P5" draw:layer="layout" svg:width="0.2cm" svg:height="0.2cm" svg:x="8.809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108cm" svg:y1="8.036cm" svg:x2="9.808cm" svg:y2="8.036cm">
            <text:p/>
          </draw:line>
          <draw:line draw:style-name="gr2" draw:text-style-name="P1" draw:layer="layout" svg:x1="9.209cm" svg:y1="8.121cm" svg:x2="8.708cm" svg:y2="8.121cm">
            <text:p/>
          </draw:line>
          <draw:custom-shape draw:style-name="gr7" draw:text-style-name="P5" draw:layer="layout" svg:width="0.2cm" svg:height="0.2cm" svg:x="8.61cm" svg:y="8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632cm" svg:height="0.667cm" draw:transform="skewX (0.00453785605518526) rotate (-3.14141812066459) translate (9.902cm 8.354cm)">
            <text:p/>
  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" draw:text-style-name="P4" draw:layer="layout" svg:width="0.14cm" svg:height="0.115cm" draw:transform="rotate (-1.57760311087767) translate (9.267cm 7.841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4cm" svg:height="0.115cm" draw:transform="rotate (-1.57760311087767) translate (9.267cm 8.06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0.765cm" svg:height="0.495cm" draw:transform="rotate (1.56398954271212) translate (5.586cm 9.367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909cm" svg:y1="8.428cm" svg:x2="5.909cm" svg:y2="8.928cm">
            <text:p/>
          </draw:line>
          <draw:line draw:style-name="gr2" draw:text-style-name="P1" draw:layer="layout" svg:x1="6.209cm" svg:y1="8.906cm" svg:x2="5.909cm" svg:y2="8.906cm">
            <text:p/>
          </draw:line>
          <draw:custom-shape draw:style-name="gr7" draw:text-style-name="P5" draw:layer="layout" svg:width="0.2cm" svg:height="0.2cm" svg:x="5.81cm" svg:y="8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09cm" svg:y1="9.036cm" svg:x2="6.809cm" svg:y2="9.036cm">
            <text:p/>
          </draw:line>
          <draw:line draw:style-name="gr2" draw:text-style-name="P1" draw:layer="layout" svg:x1="6.21cm" svg:y1="9.121cm" svg:x2="5.709cm" svg:y2="9.121cm">
            <text:p/>
          </draw:line>
          <draw:custom-shape draw:style-name="gr7" draw:text-style-name="P5" draw:layer="layout" svg:width="0.2cm" svg:height="0.2cm" svg:x="5.611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632cm" svg:height="0.667cm" draw:transform="skewX (0.00453785605518526) rotate (-3.14141812066459) translate (6.903cm 9.354cm)">
            <text:p/>
  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" draw:text-style-name="P4" draw:layer="layout" svg:width="0.14cm" svg:height="0.115cm" draw:transform="rotate (-1.57760311087767) translate (6.268cm 8.841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4cm" svg:height="0.115cm" draw:transform="rotate (-1.57760311087767) translate (6.268cm 9.06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0.765cm" svg:height="0.495cm" draw:transform="rotate (1.56398954271212) translate (5.577cm 8.361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9cm" svg:y1="7.422cm" svg:x2="5.9cm" svg:y2="7.922cm">
            <text:p/>
          </draw:line>
          <draw:line draw:style-name="gr2" draw:text-style-name="P1" draw:layer="layout" svg:x1="6.2cm" svg:y1="7.9cm" svg:x2="5.9cm" svg:y2="7.9cm">
            <text:p/>
          </draw:line>
          <draw:custom-shape draw:style-name="gr7" draw:text-style-name="P5" draw:layer="layout" svg:width="0.2cm" svg:height="0.2cm" svg:x="5.801cm" svg:y="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cm" svg:y1="8.03cm" svg:x2="6.8cm" svg:y2="8.03cm">
            <text:p/>
          </draw:line>
          <draw:line draw:style-name="gr2" draw:text-style-name="P1" draw:layer="layout" svg:x1="6.201cm" svg:y1="8.115cm" svg:x2="5.7cm" svg:y2="8.115cm">
            <text:p/>
          </draw:line>
          <draw:custom-shape draw:style-name="gr7" draw:text-style-name="P5" draw:layer="layout" svg:width="0.2cm" svg:height="0.2cm" svg:x="5.602cm" svg:y="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632cm" svg:height="0.667cm" draw:transform="skewX (0.00453785605518526) rotate (-3.14141812066459) translate (6.894cm 8.348cm)">
            <text:p/>
  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" draw:text-style-name="P4" draw:layer="layout" svg:width="0.14cm" svg:height="0.115cm" draw:transform="rotate (-1.57760311087767) translate (6.259cm 7.835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4cm" svg:height="0.115cm" draw:transform="rotate (-1.57760311087767) translate (6.259cm 8.05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.991cm" svg:height="1.827cm" svg:x="9.909cm" svg:y="8.641cm">
          <draw:text-box>
            <text:p><text:span text:style-name="T2">V-dtag 3</text:span></text:p>
            <text:p><text:span text:style-name="T2">(seg 1)</text:span></text:p>
          </draw:text-box>
        </draw:frame>
        <draw:line draw:style-name="gr2" draw:text-style-name="P1" draw:layer="layout" svg:x1="10.1cm" svg:y1="8.8cm" svg:x2="11.6cm" svg:y2="8.8cm">
          <text:p/>
        </draw:line>
        <draw:frame draw:style-name="gr3" draw:text-style-name="P6" draw:layer="layout" svg:width="1.893cm" svg:height="1.433cm" svg:x="10.007cm" svg:y="7.54cm">
          <draw:text-box>
            <text:p><text:span text:style-name="T2">V-dtag 3</text:span></text:p>
            <text:p><text:span text:style-name="T2">(seg 1)</text:span></text:p>
          </draw:text-box>
        </draw:frame>
        <draw:frame draw:style-name="gr10" draw:text-style-name="P6" draw:layer="layout" svg:width="1.695cm" svg:height="0.76cm" svg:x="0.905cm" svg:y="2.04cm">
          <draw:text-box>
            <text:p><text:span text:style-name="T2">dtag 0</text:span></text:p>
          </draw:text-box>
        </draw:frame>
        <draw:frame draw:style-name="gr11" draw:text-style-name="P7" draw:layer="layout" svg:width="5.201cm" svg:height="0.9cm" svg:x="9.699cm" svg:y="1.1cm">
          <draw:text-box>
            <text:p><text:span text:style-name="T3">SVS Decorder</text:span></text:p>
          </draw:text-box>
        </draw:frame>
        <draw:custom-shape draw:style-name="gr12" draw:text-style-name="P8" draw:layer="layout" svg:width="16cm" svg:height="5cm" svg:x="3.7cm" svg:y="2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95cm" svg:height="0.76cm" svg:x="0.906cm" svg:y="2.44cm">
          <draw:text-box>
            <text:p><text:span text:style-name="T2">dtag 1</text:span></text:p>
          </draw:text-box>
        </draw:frame>
        <draw:frame draw:style-name="gr10" draw:text-style-name="P6" draw:layer="layout" svg:width="1.695cm" svg:height="0.76cm" svg:x="0.907cm" svg:y="2.84cm">
          <draw:text-box>
            <text:p><text:span text:style-name="T2">dtag 2</text:span></text:p>
          </draw:text-box>
        </draw:frame>
        <draw:frame draw:style-name="gr10" draw:text-style-name="P6" draw:layer="layout" svg:width="1.695cm" svg:height="0.76cm" svg:x="0.906cm" svg:y="3.84cm">
          <draw:text-box>
            <text:p><text:span text:style-name="T2">dtag 0</text:span></text:p>
          </draw:text-box>
        </draw:frame>
        <draw:frame draw:style-name="gr10" draw:text-style-name="P6" draw:layer="layout" svg:width="1.695cm" svg:height="0.76cm" svg:x="0.907cm" svg:y="4.24cm">
          <draw:text-box>
            <text:p><text:span text:style-name="T2">dtag 1</text:span></text:p>
          </draw:text-box>
        </draw:frame>
        <draw:frame draw:style-name="gr10" draw:text-style-name="P6" draw:layer="layout" svg:width="1.695cm" svg:height="0.76cm" svg:x="0.908cm" svg:y="4.64cm">
          <draw:text-box>
            <text:p><text:span text:style-name="T2">dtag 2</text:span></text:p>
          </draw:text-box>
        </draw:frame>
        <draw:g>
          <draw:custom-shape draw:style-name="gr13" draw:text-style-name="P4" draw:layer="layout" svg:width="0.999cm" svg:height="1.195cm" draw:transform="skewX (0.00418879020478639) rotate (-1.56381500978692) translate (6.29cm 5.588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" draw:text-style-name="P4" draw:layer="layout" svg:width="0.221cm" svg:height="0.181cm" svg:x="5.595cm" svg:y="6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4" draw:layer="layout" svg:width="1cm" svg:height="1.196cm" draw:transform="skewX (0.00418879020478639) rotate (-1.56381500978692) translate (9.29cm 5.58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" draw:text-style-name="P4" draw:layer="layout" svg:width="0.221cm" svg:height="0.181cm" svg:x="8.595cm" svg:y="6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7" draw:layer="layout" svg:width="3.4cm" svg:height="0.9cm" svg:x="12cm" svg:y="5.6cm">
          <draw:text-box>
            <text:p><text:span text:style-name="T3">・・・・・・・</text:span></text:p>
          </draw:text-box>
        </draw:frame>
        <draw:g>
          <draw:custom-shape draw:style-name="gr14" draw:text-style-name="P4" draw:layer="layout" svg:width="1cm" svg:height="1.196cm" draw:transform="skewX (0.00418879020478639) rotate (-1.56381500978692) translate (18.288cm 5.5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" draw:text-style-name="P4" draw:layer="layout" svg:width="0.221cm" svg:height="0.181cm" svg:x="17.593cm" svg:y="6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1" draw:layer="layout" svg:x1="1.1cm" svg:y1="4cm" svg:x2="2.2cm" svg:y2="4cm">
          <text:p/>
        </draw:line>
        <draw:line draw:style-name="gr15" draw:text-style-name="P1" draw:layer="layout" svg:x1="1.1cm" svg:y1="4.4cm" svg:x2="2.2cm" svg:y2="4.4cm">
          <text:p/>
        </draw:line>
        <draw:line draw:style-name="gr15" draw:text-style-name="P1" draw:layer="layout" svg:x1="1.1cm" svg:y1="4.8cm" svg:x2="2.2cm" svg:y2="4.8cm">
          <text:p/>
        </draw:line>
        <draw:line draw:style-name="gr2" draw:text-style-name="P1" draw:layer="layout" svg:x1="2.3cm" svg:y1="2.3cm" svg:x2="12.2cm" svg:y2="2.3cm">
          <text:p/>
        </draw:line>
        <draw:line draw:style-name="gr2" draw:text-style-name="P1" draw:layer="layout" svg:x1="17.3cm" svg:y1="2.3cm" svg:x2="17.3cm" svg:y2="5.6cm">
          <text:p/>
        </draw:line>
        <draw:line draw:style-name="gr16" draw:text-style-name="P1" draw:layer="layout" svg:x1="12.2cm" svg:y1="2.3cm" svg:x2="14.3cm" svg:y2="2.3cm">
          <text:p/>
        </draw:line>
        <draw:line draw:style-name="gr2" draw:text-style-name="P1" draw:layer="layout" svg:x1="14.4cm" svg:y1="2.3cm" svg:x2="17.3cm" svg:y2="2.3cm">
          <text:p/>
        </draw:line>
        <draw:line draw:style-name="gr2" draw:text-style-name="P1" draw:layer="layout" svg:x1="2.3cm" svg:y1="2.7cm" svg:x2="12.2cm" svg:y2="2.7cm">
          <text:p/>
        </draw:line>
        <draw:line draw:style-name="gr16" draw:text-style-name="P1" draw:layer="layout" svg:x1="12.2cm" svg:y1="2.7cm" svg:x2="14.3cm" svg:y2="2.7cm">
          <text:p/>
        </draw:line>
        <draw:line draw:style-name="gr2" draw:text-style-name="P1" draw:layer="layout" svg:x1="14.4cm" svg:y1="2.7cm" svg:x2="17.7cm" svg:y2="2.7cm">
          <text:p/>
        </draw:line>
        <draw:line draw:style-name="gr2" draw:text-style-name="P1" draw:layer="layout" svg:x1="17.7cm" svg:y1="2.7cm" svg:x2="17.7cm" svg:y2="5.6cm">
          <text:p/>
        </draw:line>
        <draw:line draw:style-name="gr2" draw:text-style-name="P1" draw:layer="layout" svg:x1="2.3cm" svg:y1="3.1cm" svg:x2="12.2cm" svg:y2="3.1cm">
          <text:p/>
        </draw:line>
        <draw:line draw:style-name="gr16" draw:text-style-name="P1" draw:layer="layout" svg:x1="12.2cm" svg:y1="3.1cm" svg:x2="14.3cm" svg:y2="3.1cm">
          <text:p/>
        </draw:line>
        <draw:line draw:style-name="gr2" draw:text-style-name="P1" draw:layer="layout" svg:x1="14.4cm" svg:y1="3.1cm" svg:x2="18.1cm" svg:y2="3.1cm">
          <text:p/>
        </draw:line>
        <draw:line draw:style-name="gr2" draw:text-style-name="P1" draw:layer="layout" svg:x1="18.1cm" svg:y1="3.1cm" svg:x2="18.1cm" svg:y2="5.6cm">
          <text:p/>
        </draw:line>
        <draw:line draw:style-name="gr2" draw:text-style-name="P1" draw:layer="layout" svg:x1="2.3cm" svg:y1="4.2cm" svg:x2="12.2cm" svg:y2="4.2cm">
          <text:p/>
        </draw:line>
        <draw:line draw:style-name="gr16" draw:text-style-name="P1" draw:layer="layout" svg:x1="12.2cm" svg:y1="4.2cm" svg:x2="14.3cm" svg:y2="4.2cm">
          <text:p/>
        </draw:line>
        <draw:line draw:style-name="gr2" draw:text-style-name="P1" draw:layer="layout" svg:x1="2.3cm" svg:y1="4.6cm" svg:x2="12.2cm" svg:y2="4.6cm">
          <text:p/>
        </draw:line>
        <draw:line draw:style-name="gr16" draw:text-style-name="P1" draw:layer="layout" svg:x1="12.2cm" svg:y1="4.6cm" svg:x2="14.3cm" svg:y2="4.6cm">
          <text:p/>
        </draw:line>
        <draw:line draw:style-name="gr2" draw:text-style-name="P1" draw:layer="layout" svg:x1="2.3cm" svg:y1="5cm" svg:x2="12.2cm" svg:y2="5cm">
          <text:p/>
        </draw:line>
        <draw:line draw:style-name="gr16" draw:text-style-name="P1" draw:layer="layout" svg:x1="12.2cm" svg:y1="5cm" svg:x2="14.3cm" svg:y2="5cm">
          <text:p/>
        </draw:line>
        <draw:line draw:style-name="gr2" draw:text-style-name="P1" draw:layer="layout" svg:x1="5.3cm" svg:y1="4.2cm" svg:x2="5.3cm" svg:y2="5.6cm">
          <text:p/>
        </draw:line>
        <draw:line draw:style-name="gr2" draw:text-style-name="P1" draw:layer="layout" svg:x1="5.7cm" svg:y1="4.6cm" svg:x2="5.7cm" svg:y2="5.6cm">
          <text:p/>
        </draw:line>
        <draw:line draw:style-name="gr2" draw:text-style-name="P1" draw:layer="layout" svg:x1="6.1cm" svg:y1="5cm" svg:x2="6.1cm" svg:y2="5.6cm">
          <text:p/>
        </draw:line>
        <draw:custom-shape draw:style-name="gr7" draw:text-style-name="P5" draw:layer="layout" svg:width="0.2cm" svg:height="0.2cm" svg:x="5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5.6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6.00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cm" svg:y1="2.3cm" svg:x2="8.301cm" svg:y2="5.609cm">
          <text:p/>
        </draw:line>
        <draw:line draw:style-name="gr2" draw:text-style-name="P1" draw:layer="layout" svg:x1="8.701cm" svg:y1="4.609cm" svg:x2="8.701cm" svg:y2="5.609cm">
          <text:p/>
        </draw:line>
        <draw:line draw:style-name="gr2" draw:text-style-name="P1" draw:layer="layout" svg:x1="9.101cm" svg:y1="5.009cm" svg:x2="9.101cm" svg:y2="5.609cm">
          <text:p/>
        </draw:line>
        <draw:custom-shape draw:style-name="gr7" draw:text-style-name="P5" draw:layer="layout" svg:width="0.2cm" svg:height="0.2cm" svg:x="8.201cm" svg:y="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8.602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9.003cm" svg:y="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695cm" svg:height="0.76cm" svg:x="3.908cm" svg:y="6.34cm">
          <draw:text-box>
            <text:p><text:span text:style-name="T2">SVS 0</text:span></text:p>
          </draw:text-box>
        </draw:frame>
        <draw:line draw:style-name="gr2" draw:text-style-name="P1" draw:layer="layout" svg:x1="4.074cm" svg:y1="6.448cm" svg:x2="5.174cm" svg:y2="6.448cm">
          <text:p/>
        </draw:line>
        <draw:frame draw:style-name="gr10" draw:text-style-name="P6" draw:layer="layout" svg:width="1.695cm" svg:height="0.76cm" svg:x="7.009cm" svg:y="6.34cm">
          <draw:text-box>
            <text:p><text:span text:style-name="T2">SVS 1</text:span></text:p>
          </draw:text-box>
        </draw:frame>
        <draw:frame draw:style-name="gr10" draw:text-style-name="P6" draw:layer="layout" svg:width="1.695cm" svg:height="0.76cm" svg:x="3.909cm" svg:y="6.34cm">
          <draw:text-box>
            <text:p><text:span text:style-name="T2">SVS 0</text:span></text:p>
          </draw:text-box>
        </draw:frame>
        <draw:frame draw:style-name="gr10" draw:text-style-name="P6" draw:layer="layout" svg:width="1.695cm" svg:height="0.76cm" svg:x="3.909cm" svg:y="6.34cm">
          <draw:text-box>
            <text:p><text:span text:style-name="T2">SVS 0</text:span></text:p>
          </draw:text-box>
        </draw:frame>
        <draw:frame draw:style-name="gr10" draw:text-style-name="P6" draw:layer="layout" svg:width="1.695cm" svg:height="0.76cm" svg:x="15.91cm" svg:y="6.34cm">
          <draw:text-box>
            <text:p><text:span text:style-name="T2">SVS 7</text:span></text:p>
          </draw:text-box>
        </draw:frame>
        <draw:frame draw:style-name="gr10" draw:text-style-name="P6" draw:layer="layout" svg:width="1.695cm" svg:height="0.76cm" svg:x="0.906cm" svg:y="7.14cm">
          <draw:text-box>
            <text:p><text:span text:style-name="T2">dtag 3</text:span></text:p>
          </draw:text-box>
        </draw:frame>
        <draw:line draw:style-name="gr15" draw:text-style-name="P1" draw:layer="layout" svg:x1="1.1cm" svg:y1="7.3cm" svg:x2="2.2cm" svg:y2="7.3cm">
          <text:p/>
        </draw:line>
        <draw:frame draw:style-name="gr10" draw:text-style-name="P6" draw:layer="layout" svg:width="1.695cm" svg:height="0.76cm" svg:x="0.907cm" svg:y="8.24cm">
          <draw:text-box>
            <text:p><text:span text:style-name="T2">dtag 3</text:span></text:p>
          </draw:text-box>
        </draw:frame>
        <draw:line draw:style-name="gr2" draw:text-style-name="P1" draw:layer="layout" svg:x1="7.175cm" svg:y1="6.448cm" svg:x2="8.275cm" svg:y2="6.448cm">
          <text:p/>
        </draw:line>
        <draw:line draw:style-name="gr2" draw:text-style-name="P1" draw:layer="layout" svg:x1="16.076cm" svg:y1="6.448cm" svg:x2="17.176cm" svg:y2="6.448cm">
          <text:p/>
        </draw:line>
        <draw:line draw:style-name="gr2" draw:text-style-name="P1" draw:layer="layout" svg:x1="8.7cm" svg:y1="6.7cm" svg:x2="8.7cm" svg:y2="10.3cm">
          <text:p/>
        </draw:line>
        <draw:line draw:style-name="gr2" draw:text-style-name="P1" draw:layer="layout" svg:x1="17.7cm" svg:y1="6.7cm" svg:x2="17.7cm" svg:y2="10.3cm">
          <text:p/>
        </draw:line>
        <draw:line draw:style-name="gr2" draw:text-style-name="P1" draw:layer="layout" svg:x1="5.7cm" svg:y1="6.7cm" svg:x2="5.7cm" svg:y2="10.3cm">
          <text:p/>
        </draw:line>
        <draw:line draw:style-name="gr2" draw:text-style-name="P1" draw:layer="layout" svg:x1="2.3cm" svg:y1="7.5cm" svg:x2="12.2cm" svg:y2="7.5cm">
          <text:p/>
        </draw:line>
        <draw:frame draw:style-name="gr3" draw:text-style-name="P6" draw:layer="layout" svg:width="1.892cm" svg:height="1.433cm" svg:x="6.908cm" svg:y="7.54cm">
          <draw:text-box>
            <text:p><text:span text:style-name="T2">V-dtag 3</text:span></text:p>
            <text:p><text:span text:style-name="T2">(seg 0)</text:span></text:p>
          </draw:text-box>
        </draw:frame>
        <draw:frame draw:style-name="gr3" draw:text-style-name="P6" draw:layer="layout" svg:width="1.891cm" svg:height="1.433cm" svg:x="6.909cm" svg:y="8.641cm">
          <draw:text-box>
            <text:p><text:span text:style-name="T2">V-dtag 3</text:span></text:p>
            <text:p><text:span text:style-name="T2">(seg 0)</text:span></text:p>
          </draw:text-box>
        </draw:frame>
        <draw:line draw:style-name="gr2" draw:text-style-name="P1" draw:layer="layout" svg:x1="7.1cm" svg:y1="8.8cm" svg:x2="8.4cm" svg:y2="8.8cm">
          <text:p/>
        </draw:line>
        <draw:line draw:style-name="gr16" draw:text-style-name="P1" draw:layer="layout" svg:x1="12.2cm" svg:y1="7.5cm" svg:x2="14.3cm" svg:y2="7.5cm">
          <text:p/>
        </draw:line>
        <draw:line draw:style-name="gr2" draw:text-style-name="P1" draw:layer="layout" svg:x1="14.4cm" svg:y1="7.5cm" svg:x2="17.9cm" svg:y2="7.5cm">
          <text:p/>
        </draw:line>
        <draw:line draw:style-name="gr2" draw:text-style-name="P1" draw:layer="layout" svg:x1="2.3cm" svg:y1="8.5cm" svg:x2="12.2cm" svg:y2="8.5cm">
          <text:p/>
        </draw:line>
        <draw:line draw:style-name="gr16" draw:text-style-name="P1" draw:layer="layout" svg:x1="12.2cm" svg:y1="8.5cm" svg:x2="14.3cm" svg:y2="8.5cm">
          <text:p/>
        </draw:line>
        <draw:line draw:style-name="gr2" draw:text-style-name="P1" draw:layer="layout" svg:x1="14.4cm" svg:y1="8.5cm" svg:x2="17.9cm" svg:y2="8.5cm">
          <text:p/>
        </draw:line>
        <draw:frame draw:style-name="gr11" draw:text-style-name="P7" draw:layer="layout" svg:width="3.4cm" svg:height="0.9cm" svg:x="12cm" svg:y="7.5cm">
          <draw:text-box>
            <text:p><text:span text:style-name="T3">・・・・・・・</text:span></text:p>
          </draw:text-box>
        </draw:frame>
        <draw:frame draw:style-name="gr11" draw:text-style-name="P7" draw:layer="layout" svg:width="3.4cm" svg:height="0.9cm" svg:x="12cm" svg:y="8.7cm">
          <draw:text-box>
            <text:p><text:span text:style-name="T3">・・・・・・・</text:span></text:p>
          </draw:text-box>
        </draw:frame>
        <draw:frame draw:style-name="gr3" draw:text-style-name="P3" draw:layer="layout" svg:width="2.091cm" svg:height="1.433cm" svg:x="18.609cm" svg:y="12.65cm">
          <draw:text-box>
            <text:p><text:span text:style-name="T1">V-dtag 7</text:span></text:p>
            <text:p><text:span text:style-name="T1">(seg 7)</text:span></text:p>
          </draw:text-box>
        </draw:frame>
        <draw:line draw:style-name="gr2" draw:text-style-name="P2" draw:layer="layout" svg:x1="18.9cm" svg:y1="12.809cm" svg:x2="20cm" svg:y2="12.809cm">
          <text:p/>
        </draw:line>
        <draw:line draw:style-name="gr2" draw:text-style-name="P1" draw:layer="layout" svg:x1="10.1cm" svg:y1="12.804cm" svg:x2="11.4cm" svg:y2="12.804cm">
          <text:p/>
        </draw:line>
        <draw:frame draw:style-name="gr3" draw:text-style-name="P3" draw:layer="layout" svg:width="1.894cm" svg:height="1.433cm" svg:x="18.606cm" svg:y="11.549cm">
          <draw:text-box>
            <text:p><text:span text:style-name="T1">V-dtag 7</text:span></text:p>
            <text:p><text:span text:style-name="T1">(seg 7)</text:span></text:p>
          </draw:text-box>
        </draw:frame>
        <draw:frame draw:style-name="gr10" draw:text-style-name="P6" draw:layer="layout" svg:width="1.695cm" svg:height="0.76cm" svg:x="0.906cm" svg:y="11.149cm">
          <draw:text-box>
            <text:p><text:span text:style-name="T2">dtag 7</text:span></text:p>
          </draw:text-box>
        </draw:frame>
        <draw:line draw:style-name="gr15" draw:text-style-name="P1" draw:layer="layout" svg:x1="1.1cm" svg:y1="11.309cm" svg:x2="2.2cm" svg:y2="11.309cm">
          <text:p/>
        </draw:line>
        <draw:frame draw:style-name="gr10" draw:text-style-name="P6" draw:layer="layout" svg:width="1.695cm" svg:height="0.76cm" svg:x="0.907cm" svg:y="12.249cm">
          <draw:text-box>
            <text:p><text:span text:style-name="T2">dtag 7</text:span></text:p>
          </draw:text-box>
        </draw:frame>
        <draw:line draw:style-name="gr2" draw:text-style-name="P1" draw:layer="layout" svg:x1="5.7cm" svg:y1="11.1cm" svg:x2="5.7cm" svg:y2="13.15cm">
          <text:p/>
        </draw:line>
        <draw:line draw:style-name="gr2" draw:text-style-name="P1" draw:layer="layout" svg:x1="2.3cm" svg:y1="11.509cm" svg:x2="12.2cm" svg:y2="11.509cm">
          <text:p/>
        </draw:line>
        <draw:line draw:style-name="gr2" draw:text-style-name="P1" draw:layer="layout" svg:x1="7.1cm" svg:y1="12.809cm" svg:x2="8.2cm" svg:y2="12.809cm">
          <text:p/>
        </draw:line>
        <draw:line draw:style-name="gr16" draw:text-style-name="P1" draw:layer="layout" svg:x1="12.2cm" svg:y1="11.509cm" svg:x2="14.3cm" svg:y2="11.509cm">
          <text:p/>
        </draw:line>
        <draw:line draw:style-name="gr2" draw:text-style-name="P1" draw:layer="layout" svg:x1="14.4cm" svg:y1="11.509cm" svg:x2="17.9cm" svg:y2="11.509cm">
          <text:p/>
        </draw:line>
        <draw:line draw:style-name="gr2" draw:text-style-name="P1" draw:layer="layout" svg:x1="2.3cm" svg:y1="12.509cm" svg:x2="12.2cm" svg:y2="12.509cm">
          <text:p/>
        </draw:line>
        <draw:line draw:style-name="gr16" draw:text-style-name="P1" draw:layer="layout" svg:x1="12.2cm" svg:y1="12.509cm" svg:x2="14.3cm" svg:y2="12.509cm">
          <text:p/>
        </draw:line>
        <draw:line draw:style-name="gr2" draw:text-style-name="P1" draw:layer="layout" svg:x1="14.4cm" svg:y1="12.509cm" svg:x2="17.9cm" svg:y2="12.509cm">
          <text:p/>
        </draw:line>
        <draw:frame draw:style-name="gr11" draw:text-style-name="P7" draw:layer="layout" svg:width="3.4cm" svg:height="0.9cm" svg:x="12cm" svg:y="11.509cm">
          <draw:text-box>
            <text:p><text:span text:style-name="T3">・・・・・・・</text:span></text:p>
          </draw:text-box>
        </draw:frame>
        <draw:frame draw:style-name="gr11" draw:text-style-name="P7" draw:layer="layout" svg:width="3.4cm" svg:height="0.9cm" svg:x="12cm" svg:y="12.709cm">
          <draw:text-box>
            <text:p><text:span text:style-name="T3">・・・・・・・</text:span></text:p>
          </draw:text-box>
        </draw:frame>
        <draw:line draw:style-name="gr16" draw:text-style-name="P1" draw:layer="layout" svg:x1="5.7cm" svg:y1="10.3cm" svg:x2="5.7cm" svg:y2="11.5cm">
          <text:p/>
        </draw:line>
        <draw:line draw:style-name="gr16" draw:text-style-name="P1" draw:layer="layout" svg:x1="8.7cm" svg:y1="10.3cm" svg:x2="8.7cm" svg:y2="11.5cm">
          <text:p/>
        </draw:line>
        <draw:frame draw:style-name="gr11" draw:text-style-name="P7" draw:layer="layout" svg:width="2.759cm" svg:height="0.9cm" draw:transform="rotate (1.5707963267949) translate (6.55cm 11.559cm)">
          <draw:text-box>
            <text:p><text:span text:style-name="T3">・・・・・</text:span></text:p>
          </draw:text-box>
        </draw:frame>
        <draw:frame draw:style-name="gr11" draw:text-style-name="P7" draw:layer="layout" svg:width="2.759cm" svg:height="0.9cm" draw:transform="rotate (1.5707963267949) translate (9.75cm 11.56cm)">
          <draw:text-box>
            <text:p><text:span text:style-name="T3">・・・・・</text:span></text:p>
          </draw:text-box>
        </draw:frame>
        <draw:frame draw:style-name="gr11" draw:text-style-name="P7" draw:layer="layout" svg:width="2.759cm" svg:height="0.9cm" draw:transform="rotate (1.5707963267949) translate (13.05cm 11.561cm)">
          <draw:text-box>
            <text:p><text:span text:style-name="T3">・・・・・</text:span></text:p>
          </draw:text-box>
        </draw:frame>
        <draw:line draw:style-name="gr16" draw:text-style-name="P1" draw:layer="layout" svg:x1="17.7cm" svg:y1="10.3cm" svg:x2="17.7cm" svg:y2="11.5cm">
          <text:p/>
        </draw:line>
        <draw:frame draw:style-name="gr11" draw:text-style-name="P7" draw:layer="layout" svg:width="2.759cm" svg:height="0.9cm" draw:transform="rotate (1.5707963267949) translate (18.75cm 11.562cm)">
          <draw:text-box>
            <text:p><text:span text:style-name="T3">・・・・・</text:span></text:p>
          </draw:text-box>
        </draw:frame>
        <draw:frame draw:style-name="gr11" draw:text-style-name="P7" draw:layer="layout" svg:width="2.759cm" svg:height="0.9cm" draw:transform="rotate (1.5707963267949) translate (1.25cm 11.46cm)">
          <draw:text-box>
            <text:p><text:span text:style-name="T3">・・・・・</text:span></text:p>
          </draw:text-box>
        </draw:frame>
        <draw:line draw:style-name="gr17" draw:text-style-name="P1" draw:layer="layout" svg:x1="2.4cm" svg:y1="2.9cm" svg:x2="18.3cm" svg:y2="2.9cm">
          <text:p/>
        </draw:line>
        <draw:line draw:style-name="gr18" draw:text-style-name="P1" draw:layer="layout" svg:x1="18.3cm" svg:y1="2.9cm" svg:x2="18.3cm" svg:y2="7.2cm">
          <text:p/>
        </draw:line>
        <draw:line draw:style-name="gr19" draw:text-style-name="P1" draw:layer="layout" svg:x1="18.3cm" svg:y1="13.7cm" svg:x2="20cm" svg:y2="13.7cm">
          <text:p/>
        </draw:line>
        <draw:custom-shape draw:style-name="gr20" draw:text-style-name="P10" draw:layer="layout" svg:width="0.41cm" svg:height="0.41cm" svg:x="4.49cm" svg:y="5.4cm">
          <text:p text:style-name="P9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1cm" svg:height="0.41cm" svg:x="6.191cm" svg:y="7.201cm">
          <text:p text:style-name="P9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892cm" svg:height="1.433cm" svg:x="6.908cm" svg:y="11.54cm">
          <draw:text-box>
            <text:p><text:span text:style-name="T2">V-dtag 7</text:span></text:p>
            <text:p><text:span text:style-name="T2">(seg 0)</text:span></text:p>
          </draw:text-box>
        </draw:frame>
        <draw:frame draw:style-name="gr3" draw:text-style-name="P6" draw:layer="layout" svg:width="1.891cm" svg:height="1.433cm" svg:x="6.909cm" svg:y="12.641cm">
          <draw:text-box>
            <text:p><text:span text:style-name="T2">V-dtag 7</text:span></text:p>
            <text:p><text:span text:style-name="T2">(seg 0)</text:span></text:p>
          </draw:text-box>
        </draw:frame>
        <draw:frame draw:style-name="gr9" draw:text-style-name="P6" draw:layer="layout" svg:width="1.991cm" svg:height="1.827cm" svg:x="9.91cm" svg:y="12.641cm">
          <draw:text-box>
            <text:p><text:span text:style-name="T2">V-dtag 7</text:span></text:p>
            <text:p><text:span text:style-name="T2">(seg 1)</text:span></text:p>
          </draw:text-box>
        </draw:frame>
        <draw:frame draw:style-name="gr3" draw:text-style-name="P6" draw:layer="layout" svg:width="1.893cm" svg:height="1.433cm" svg:x="10.008cm" svg:y="11.54cm">
          <draw:text-box>
            <text:p><text:span text:style-name="T2">V-dtag 7</text:span></text:p>
            <text:p><text:span text:style-name="T2">(seg 1)</text:span></text:p>
          </draw:text-box>
        </draw:frame>
        <draw:line draw:style-name="gr2" draw:text-style-name="P1" draw:layer="layout" svg:x1="7.1cm" svg:y1="12.8cm" svg:x2="8.4cm" svg:y2="12.8cm">
          <text:p/>
        </draw:line>
        <draw:custom-shape draw:style-name="gr4" draw:text-style-name="P4" draw:layer="layout" svg:width="0.765cm" svg:height="0.495cm" draw:transform="rotate (1.56398954271212) translate (8.594cm 13.37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917cm" svg:y1="12.431cm" svg:x2="8.917cm" svg:y2="12.931cm">
          <text:p/>
        </draw:line>
        <draw:line draw:style-name="gr2" draw:text-style-name="P1" draw:layer="layout" svg:x1="9.217cm" svg:y1="12.909cm" svg:x2="8.917cm" svg:y2="12.909cm">
          <text:p/>
        </draw:line>
        <draw:custom-shape draw:style-name="gr7" draw:text-style-name="P5" draw:layer="layout" svg:width="0.2cm" svg:height="0.2cm" svg:x="8.818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117cm" svg:y1="13.039cm" svg:x2="9.817cm" svg:y2="13.039cm">
          <text:p/>
        </draw:line>
        <draw:line draw:style-name="gr2" draw:text-style-name="P1" draw:layer="layout" svg:x1="9.218cm" svg:y1="13.124cm" svg:x2="8.717cm" svg:y2="13.124cm">
          <text:p/>
        </draw:line>
        <draw:custom-shape draw:style-name="gr8" draw:text-style-name="P4" draw:layer="layout" svg:width="0.632cm" svg:height="0.667cm" draw:transform="skewX (0.00453785605518526) rotate (-3.14141812066459) translate (9.911cm 13.357cm)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6" draw:text-style-name="P4" draw:layer="layout" svg:width="0.14cm" svg:height="0.115cm" draw:transform="rotate (-1.57760311087767) translate (9.276cm 12.84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4cm" svg:height="0.115cm" draw:transform="rotate (-1.57760311087767) translate (9.276cm 13.06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4" draw:layer="layout" svg:width="0.765cm" svg:height="0.495cm" draw:transform="rotate (1.56398954271212) translate (8.585cm 12.36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908cm" svg:y1="11.425cm" svg:x2="8.908cm" svg:y2="11.925cm">
            <text:p/>
          </draw:line>
          <draw:line draw:style-name="gr2" draw:text-style-name="P1" draw:layer="layout" svg:x1="9.208cm" svg:y1="11.903cm" svg:x2="8.908cm" svg:y2="11.903cm">
            <text:p/>
          </draw:line>
          <draw:custom-shape draw:style-name="gr7" draw:text-style-name="P5" draw:layer="layout" svg:width="0.2cm" svg:height="0.2cm" svg:x="8.809cm" svg:y="11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108cm" svg:y1="12.033cm" svg:x2="9.808cm" svg:y2="12.033cm">
            <text:p/>
          </draw:line>
          <draw:line draw:style-name="gr2" draw:text-style-name="P1" draw:layer="layout" svg:x1="9.209cm" svg:y1="12.118cm" svg:x2="8.708cm" svg:y2="12.118cm">
            <text:p/>
          </draw:line>
          <draw:custom-shape draw:style-name="gr7" draw:text-style-name="P5" draw:layer="layout" svg:width="0.2cm" svg:height="0.2cm" svg:x="8.61cm" svg:y="12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632cm" svg:height="0.667cm" draw:transform="skewX (0.00453785605518526) rotate (-3.14141812066459) translate (9.902cm 12.351cm)">
            <text:p/>
  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" draw:text-style-name="P4" draw:layer="layout" svg:width="0.14cm" svg:height="0.115cm" draw:transform="rotate (-1.57760311087767) translate (9.267cm 11.838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4cm" svg:height="0.115cm" draw:transform="rotate (-1.57760311087767) translate (9.267cm 12.05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1" draw:layer="layout" svg:x1="8.7cm" svg:y1="11.097cm" svg:x2="8.7cm" svg:y2="13.147cm">
          <text:p/>
        </draw:line>
        <draw:custom-shape draw:style-name="gr4" draw:text-style-name="P4" draw:layer="layout" svg:width="0.765cm" svg:height="0.495cm" draw:transform="rotate (1.56398954271212) translate (17.594cm 13.37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917cm" svg:y1="12.487cm" svg:x2="17.917cm" svg:y2="12.937cm">
          <text:p/>
        </draw:line>
        <draw:line draw:style-name="gr2" draw:text-style-name="P1" draw:layer="layout" svg:x1="18.217cm" svg:y1="12.909cm" svg:x2="17.917cm" svg:y2="12.909cm">
          <text:p/>
        </draw:line>
        <draw:line draw:style-name="gr2" draw:text-style-name="P2" draw:layer="layout" svg:x1="18.812cm" svg:y1="13.018cm" svg:x2="18.904cm" svg:y2="13.018cm">
          <text:p/>
        </draw:line>
        <draw:line draw:style-name="gr2" draw:text-style-name="P1" draw:layer="layout" svg:x1="18.218cm" svg:y1="13.124cm" svg:x2="17.717cm" svg:y2="13.124cm">
          <text:p/>
        </draw:line>
        <draw:custom-shape draw:style-name="gr5" draw:text-style-name="P4" draw:layer="layout" svg:width="0.517cm" svg:height="0.667cm" draw:transform="skewX (0.00453785605518526) rotate (-3.14141812066459) translate (18.799cm 13.357cm)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6" draw:text-style-name="P4" draw:layer="layout" svg:width="0.14cm" svg:height="0.115cm" draw:transform="rotate (-1.57760311087767) translate (18.276cm 12.84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4cm" svg:height="0.115cm" draw:transform="rotate (-1.57760311087767) translate (18.276cm 13.06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5cm" svg:height="0.495cm" draw:transform="rotate (1.56398954271212) translate (17.585cm 12.364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9cm" svg:y1="11.9cm" svg:x2="17.904cm" svg:y2="11.499cm">
          <text:p/>
        </draw:line>
        <draw:line draw:style-name="gr2" draw:text-style-name="P1" draw:layer="layout" svg:x1="18.208cm" svg:y1="11.903cm" svg:x2="17.908cm" svg:y2="11.903cm">
          <text:p/>
        </draw:line>
        <draw:line draw:style-name="gr2" draw:text-style-name="P1" draw:layer="layout" svg:x1="18.209cm" svg:y1="12.118cm" svg:x2="17.708cm" svg:y2="12.118cm">
          <text:p/>
        </draw:line>
        <draw:custom-shape draw:style-name="gr7" draw:text-style-name="P5" draw:layer="layout" svg:width="0.2cm" svg:height="0.2cm" svg:x="17.61cm" svg:y="1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26cm" svg:height="0.667cm" draw:transform="skewX (0.00453785605518526) rotate (-3.14141812066459) translate (18.796cm 12.351cm)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6" draw:text-style-name="P4" draw:layer="layout" svg:width="0.14cm" svg:height="0.115cm" draw:transform="rotate (-1.57760311087767) translate (18.267cm 11.8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4cm" svg:height="0.115cm" draw:transform="rotate (-1.57760311087767) translate (18.267cm 12.059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7cm" svg:y1="11.097cm" svg:x2="17.7cm" svg:y2="13.147cm">
          <text:p/>
        </draw:line>
        <draw:line draw:style-name="gr2" draw:text-style-name="P2" draw:layer="layout" svg:x1="18.812cm" svg:y1="12.018cm" svg:x2="18.904cm" svg:y2="12.018cm">
          <text:p/>
        </draw:line>
        <draw:frame draw:style-name="gr3" draw:text-style-name="P3" draw:layer="layout" svg:width="1.894cm" svg:height="1.433cm" svg:x="18.606cm" svg:y="8.656cm">
          <draw:text-box>
            <text:p><text:span text:style-name="T1">V-dtag 3</text:span></text:p>
            <text:p><text:span text:style-name="T1">(seg 7)</text:span></text:p>
          </draw:text-box>
        </draw:frame>
        <draw:custom-shape draw:style-name="gr7" draw:text-style-name="P5" draw:layer="layout" svg:width="0.2cm" svg:height="0.2cm" svg:x="17.61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1-01-06T21:07:36.137839311</dc:date>
    <meta:editing-duration>P3DT4H49M51S</meta:editing-duration>
    <meta:editing-cycles>142</meta:editing-cycles>
    <meta:generator>LibreOffice/6.0.7.3$Linux_X86_64 LibreOffice_project/00m0$Build-3</meta:generator>
    <meta:document-statistic meta:object-count="239"/>
  </office:meta>
</office:document-meta>
</file>